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848cm" style:rel-column-width="3268*"/>
    </style:style>
    <style:style style:name="Tabela1.B" style:family="table-column">
      <style:table-column-properties style:column-width="16.15cm" style:rel-column-width="62266*"/>
    </style:style>
    <style:style style:name="Tabela1.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font-weight="bold"/>
    </style:style>
    <style:style style:name="P6" style:family="paragraph" style:parent-style-name="Preformatted_20_Text">
      <style:paragraph-properties fo:margin-top="0cm" fo:margin-bottom="0.499cm" loext:contextual-spacing="false"/>
    </style:style>
    <style:style style:name="P7" style:family="paragraph" style:parent-style-name="Table_20_Contents">
      <style:paragraph-properties fo:margin-top="0cm" fo:margin-bottom="0.499cm" loext:contextual-spacing="false"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Standard">
      <style:text-properties style:font-name="Arial"/>
    </style:style>
    <style:style style:name="P10" style:family="paragraph" style:parent-style-name="Standard">
      <style:text-properties style:font-name="Arial" fo:language="en" fo:country="GB"/>
    </style:style>
    <style:style style:name="P11" style:family="paragraph" style:parent-style-name="Standard">
      <style:text-properties style:font-name="Arial" fo:font-weight="bold" style:font-weight-asian="bold" style:font-weight-complex="bold"/>
    </style:style>
    <style:style style:name="P12" style:family="paragraph" style:parent-style-name="Standard">
      <style:text-properties style:font-name="Arial"/>
    </style:style>
    <style:style style:name="P13" style:family="paragraph" style:parent-style-name="Standard" style:list-style-name="L1">
      <style:text-properties style:font-name="Arial"/>
    </style:style>
    <style:style style:name="P14" style:family="paragraph" style:parent-style-name="Text_20_body">
      <style:text-properties fo:font-weight="bold"/>
    </style:style>
    <style:style style:name="P15" style:family="paragraph" style:parent-style-name="Text_20_body">
      <style:paragraph-properties fo:break-before="page"/>
      <style:text-properties fo:font-weight="bold"/>
    </style:style>
    <style:style style:name="P16"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29b1e" style:font-style-asian="italic" style:font-style-complex="italic"/>
    </style:style>
    <style:style style:name="T5" style:family="text">
      <style:text-properties style:font-name="Arial"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29b1e"/>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3"><text:span text:style-name="Strong_20_Emphasis">Entendendo e Utilizando sub-consultas </text:span><text:line-break/></text:p>
      <text:p text:style-name="P4"><text:span text:style-name="Strong_20_Emphasis">Expressões de subconsulta</text:span></text:p>
      <text:p text:style-name="Text_20_body"><text:bookmark text:name="AEN16496"/><text:bookmark text:name="AEN16498"/><text:bookmark text:name="AEN16500"/><text:bookmark text:name="AEN16502"/><text:bookmark text:name="AEN16504"/><text:bookmark text:name="AEN16506"/><text:bookmark text:name="AEN16508"/>Esta seção descreve as expressões de subconsulta em conformidade com o padrão <text:span text:style-name="ACRONYM">SQL</text:span> disponíveis no PostgreSQL. Todas as formas das expressões documentadas nesta seção retornam resultados booleanos (verdade/falso).</text:p>
      <text:h text:style-name="Heading_20_2" text:outline-level="2" text:is-list-header="true">1. EXISTS</text:h>
      <text:p text:style-name="P6">EXISTS ( subconsulta )</text:p>
      <text:p text:style-name="Text_20_body">O argumento do EXISTS é uma declaração SELECT arbitrária, ou uma <text:span text:style-name="T2">subconsulta</text:span>. A subconsulta é processada para determinar se retorna alguma linha. Se retornar pelo menos uma linha, o resultado de EXISTS é "verdade"; se a subconsulta não retornar nenhuma linha, o resultado de EXISTS é "falso".</text:p>
      <text:p text:style-name="Text_20_body">A subconsulta pode referenciar variáveis da consulta que a envolve, que atuam como constantes durante a execução da subconsulta.</text:p>
      <text:p text:style-name="Text_20_body">A subconsulta geralmente só é processada até ser determinado se retorna pelo menos uma linha, e não até o fim. Não é recomendável escrever uma subconsulta que tenha efeitos colaterais (tal como chamar uma função de seqüência); pode ser difícil prever se o efeito colateral ocorrerá ou não.</text:p>
      <text:p text:style-name="Text_20_body">Como o resultado depende apenas de alguma linha ser retornada, e não do conteúdo da linha, normalmente não há interesse na saída da subconsulta. Uma convenção de codificação habitual é escrever todos os testes de EXISTS na forma EXISTS(SELECT 1 WHERE ...). Entretanto, existem exceções para esta regra, como as subconsultas que utilizam INTERSECT.</text:p>
      <text:p text:style-name="Text_20_body">Este exemplo simples é como uma junção interna em col2, mas produz no máximo uma linha de saída para cada linha de tab1, mesmo havendo várias linhas correspondentes em tab2:</text:p>
      <text:p text:style-name="Preformatted_20_Text"><text:span text:style-name="User_20_Entry">SELECT col1 FROM tab1</text:span></text:p>
      <text:p text:style-name="P6"><text:span text:style-name="User_20_Entry"><text:s text:c="4"/>WHERE EXISTS(SELECT 1 FROM tab2 WHERE col2 = tab1.col2);</text:span></text:p>
      <text:p text:style-name="P5"><text:bookmark text:name="FUNC-EXAMPLE-CASE-EXISTS"/>Exemplo. Utilização das cláusulas CASE e EXISTS juntas</text:p>
      <text:p text:style-name="Text_20_body">Neste exemplo a tabela frutas é consultada para verificar se o alimento é uma fruta ou não. Caso o alimento conste da tabela frutas é uma fruta, caso não conste não é uma fruta. Abaixo está mostrado o <text:span text:style-name="T2">script</text:span> utilizado para criar e carregar as tabelas e executar a consulta. <text:a xlink:type="simple" xlink:href="http://pgdocptbr.sourceforge.net/pg80/functions-subquery.html#FTN.AEN16543" office:name="AEN16543" text:style-name="Internet_20_link" text:visited-style-name="Visited_20_Internet_20_Link">[1]</text:a></text:p>
      <text:p text:style-name="Preformatted_20_Text">CREATE TEMPORARY TABLE frutas (id SERIAL PRIMARY KEY, nome TEXT);</text:p>
      <text:p text:style-name="Preformatted_20_Text">INSERT INTO frutas VALUES (DEFAULT, 'banana');</text:p>
      <text:p text:style-name="Preformatted_20_Text">INSERT INTO frutas VALUES (DEFAULT, 'maçã');</text:p>
      <text:p text:style-name="Preformatted_20_Text">CREATE TEMPORARY TABLE alimentos (id SERIAL PRIMARY KEY, nome TEXT);</text:p>
      <text:p text:style-name="Preformatted_20_Text">INSERT INTO alimentos VALUES (DEFAULT, 'maçã');</text:p>
      <text:p text:style-name="Preformatted_20_Text">INSERT INTO alimentos VALUES (DEFAULT, 'espinafre');</text:p>
      <text:p text:style-name="Preformatted_20_Text">SELECT nome, CASE WHEN EXISTS (SELECT nome FROM frutas WHERE nome=a.nome)</text:p>
      <text:p text:style-name="Preformatted_20_Text"><text:s text:c="18"/>THEN 'sim'</text:p>
      <text:p text:style-name="Preformatted_20_Text"><text:s text:c="18"/>ELSE 'não'</text:p>
      <text:p text:style-name="Preformatted_20_Text"><text:soft-page-break/><text:s text:c="13"/>END AS fruta</text:p>
      <text:p text:style-name="P6">FROM alimentos a;</text:p>
      <text:p text:style-name="Text_20_body">Abaixo está mostrado o resultado da execução do <text:span text:style-name="T2">script</text:span>.</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6"><text:span text:style-name="Example"><text:s/>espinafre | não</text:span></text:p>
      <text:h text:style-name="Heading_20_2" text:outline-level="2" text:is-list-header="true">2. IN</text:h>
      <text:p text:style-name="P6">expressão IN (subconsulta)</text:p>
      <text:p text:style-name="Text_20_body">O lado direito é uma subconsulta entre parênteses, que deve retornar exatamente uma coluna. A expressão à esquerda é processada e comparada com cada linha do resultado da subconsulta. O resultado do IN é "verdade" se for encontrada uma linha igual na subconsulta. O resultado é "falso" se não for encontrada nenhuma linha igual (incluindo o caso especial onde a subconsulta não retorna nenhuma linha).</text:p>
      <text:p text:style-name="Text_20_body">Deve ser observado que, se o resultado da expressão à esquerda for nulo, ou se não houver nenhum valor igual à direita e uma das linhas à direita tiver o valor nulo, o resultado da construção IN será nulo, e não falso. Isto está de acordo com as regras normais do SQL para combinações booleanas de valores nulos.</text:p>
      <text:p text:style-name="Text_20_body">Da mesma forma que no EXISTS, não é razoável assumir que a subconsulta será processada até o fim.</text:p>
      <text:p text:style-name="P6">construtor_de_linha IN (subconsulta)</text:p>
      <text:p text:style-name="Text_20_body">O lado esquerdo desta forma do IN é um construtor de linha, conforme descrito na <text:a xlink:type="simple" xlink:href="http://pgdocptbr.sourceforge.net/pg80/sql-expressions.html#SQL-SYNTAX-ROW-CONSTRUCTORS" text:style-name="Internet_20_link" text:visited-style-name="Visited_20_Internet_20_Link">Seção 4.2.11</text:a>. O lado direito é uma subconsulta entre parênteses, que deve retornar exatamente tantas colunas quantas forem as expressões na linha do lado esquerdo. As expressões do lado esquerdo são processadas e comparadas, por toda a largura, com cada linha do resultado da subconsulta. O resultado do IN é "verdade" se for encontrada uma linha igual na subconsulta. O resultado é "falso" se não for encontrada nenhuma linha igual (incluindo o caso especial onde a subconsulta não retorna nenhuma linha).</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o resultado de todas as linhas for diferente ou nulo, com pelo menos um nulo, o resultado do IN será nulo.</text:p>
      <text:p text:style-name="P5"/>
      <text:p text:style-name="P15"><text:bookmark text:name="FUNC-EXAMPLE-CASE-IN"/>Exemplo. Utilização das cláusulas CASE e IN juntas</text:p>
      <text:p text:style-name="Text_20_body">Este exemplo é idêntico ao <text:a xlink:type="simple" xlink:href="http://pgdocptbr.sourceforge.net/pg80/functions-subquery.html#FUNC-EXAMPLE-CASE-EXISTS" text:style-name="Internet_20_link" text:visited-style-name="Visited_20_Internet_20_Link">Exemplo 9-16</text:a>, só que utiliza a cláusula IN para executar a consulta, conforme mostrado abaixo. <text:a xlink:type="simple" xlink:href="http://pgdocptbr.sourceforge.net/pg80/functions-subquery.html#FTN.AEN16579" office:name="AEN16579" text:style-name="Internet_20_link" text:visited-style-name="Visited_20_Internet_20_Link">[2]</text:a></text:p>
      <text:p text:style-name="Preformatted_20_Text">SELECT nome, CASE WHEN nome IN (SELECT nome FROM frutas)</text:p>
      <text:p text:style-name="Preformatted_20_Text"><text:s text:c="18"/>THEN 'sim'</text:p>
      <text:p text:style-name="Preformatted_20_Text"><text:s text:c="18"/>ELSE 'não'</text:p>
      <text:p text:style-name="Preformatted_20_Text"><text:s text:c="13"/>END AS fruta</text:p>
      <text:p text:style-name="P6">FROM alimentos;</text:p>
      <text:p text:style-name="Text_20_body">Abaixo está mostrado o resultado da execução do script.</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6"><text:span text:style-name="Example"><text:s/>espinafre | não</text:span></text:p>
      <text:h text:style-name="Heading_20_2" text:outline-level="2" text:is-list-header="true">3. NOT IN</text:h>
      <text:p text:style-name="P6">expressão NOT IN (subconsulta)</text:p>
      <text:p text:style-name="Text_20_body">O lado direito é uma subconsulta entre parênteses, que deve retornar exatamente uma coluna. A expressão à esquerda é processada e comparada com cada linha do resultado da subconsulta. O resultado de NOT IN é "verdade" se somente forem encontradas linhas diferentes na subconsulta (incluindo o caso especial onde a subconsulta não retorna nenhuma linha). O resultado é "falso" se for encontrada alguma linha igual.</text:p>
      <text:p text:style-name="Text_20_body">Deve ser observado que se o resultado da expressão à esquerda for nulo, ou se não houver nenhum valor igual à direita e uma das linhas à direita tiver o valor nulo, o resultado da construção NOT IN será nulo, e não verdade. Isto está de acordo com as regras normais do SQL para combinações booleanas de valores nulos.</text:p>
      <text:p text:style-name="Text_20_body">Da mesma forma que no EXISTS, não é razoável assumir que a subconsulta será processada até o fim.</text:p>
      <text:p text:style-name="P6">construtor_de_linha NOT IN (subconsulta)</text:p>
      <text:p text:style-name="Text_20_body">O lado esquerdo desta forma do NOT IN é um construtor de linha, conforme descrito na <text:a xlink:type="simple" xlink:href="http://pgdocptbr.sourceforge.net/pg80/sql-expressions.html#SQL-SYNTAX-ROW-CONSTRUCTORS" text:style-name="Internet_20_link" text:visited-style-name="Visited_20_Internet_20_Link">Seção 4.2.11</text:a>. O lado direito é uma subconsulta entre parênteses, que deve retornar exatamente tantas colunas quantas forem as expressões na linha do lado esquerdo. As expressões do lado esquerdo são processadas e comparadas, por toda a largura, com cada linha do resultado da subconsulta. O resultado do NOT IN é "verdade" se somente forem encontradas linhas diferentes na subconsulta (incluindo o caso especial onde a subconsulta não retorna nenhuma linha). O resultado é "falso" se for encontrada alguma linha igual.</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o resultado de todas as linhas for diferente ou nulo, com pelo menos um nulo, o resultado do NOT <text:soft-page-break/>IN será nulo.</text:p>
      <text:h text:style-name="Heading_20_2" text:outline-level="2" text:is-list-header="true">4. ANY/SOME</text:h>
      <text:p text:style-name="Preformatted_20_Text">expressão operador ANY (subconsulta)</text:p>
      <text:p text:style-name="P6">expressão operador SOME (subconsulta)</text:p>
      <text:p text:style-name="Text_20_body">O lado direito é uma subconsulta entre parênteses, que deve retornar exatamente uma coluna. A expressão à esquerda é processada e comparada com cada linha do resultado da subconsulta usando o operador especificado, devendo produzir um resultado booleano. O resultado do ANY é "verdade" se for obtido algum resultado verdade. O resultado é "falso" se nenhum resultado verdade for encontrado (incluindo o caso especial onde a subconsulta não retorna nenhuma linha). <text:a xlink:type="simple" xlink:href="http://pgdocptbr.sourceforge.net/pg80/functions-subquery.html#FTN.AEN16623" office:name="AEN16623" text:style-name="Internet_20_link" text:visited-style-name="Visited_20_Internet_20_Link">[3]</text:a></text:p>
      <text:p text:style-name="Text_20_body">SOME é sinônimo de ANY. IN equivale a = ANY.</text:p>
      <text:p text:style-name="Text_20_body">Deve ser observado que se não houver nenhuma comparação bem sucedida, e pelo menos uma linha da direita gerar nulo como resultado do operador, o resultado da construção ANY será nulo, e não falso. Isto está de acordo com as regras normais do SQL para combinações booleanas de valores nulos.</text:p>
      <text:p text:style-name="Text_20_body">Do mesmo modo que no EXISTS, não é razoável supor que a subconsulta será processada até o fim.</text:p>
      <text:p text:style-name="Preformatted_20_Text">construtor_de_linha operador ANY (subconsulta)</text:p>
      <text:p text:style-name="P6">construtor_de_linha operador SOME (subconsulta)</text:p>
      <text:p text:style-name="Text_20_body">O lado esquerdo desta forma do ANY é um construtor de linha, conforme descrito na <text:a xlink:type="simple" xlink:href="http://pgdocptbr.sourceforge.net/pg80/sql-expressions.html#SQL-SYNTAX-ROW-CONSTRUCTORS" text:style-name="Internet_20_link" text:visited-style-name="Visited_20_Internet_20_Link">Seção 4.2.11</text:a>. O lado direito é uma subconsulta entre parênteses, que deve retornar exatamente tantas colunas quantas forem as expressões existentes na linha do lado esquerdo. As expressões do lado esquerdo são processadas e comparadas, por toda a largura, com cada linha do resultado da subconsulta utilizando o operador especificado. Atualmente, somente são permitidos os operadores = e &lt;&gt; em construções ANY para toda a largura da linha. O resultado do ANY é "verdade" se for encontrada alguma linha igual ou diferente, respectivamente. O resultado será "falso" se não for encontrada nenhuma linha deste tipo (incluindo o caso especial onde a subconsulta não retorna nenhuma linha).</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houver pelo menos um resultado de linha nulo, então o resultado de ANY não poderá ser falso; será verdade ou nulo.</text:p>
      <text:p text:style-name="P5"><text:bookmark text:name="FUNC-EXAMPLE-CASE-ANY"/>Exemplo. Utilização das cláusulas CASE e ANY juntas</text:p>
      <text:p text:style-name="Text_20_body">Este exemplo é idêntico ao <text:a xlink:type="simple" xlink:href="http://pgdocptbr.sourceforge.net/pg80/functions-subquery.html#FUNC-EXAMPLE-CASE-EXISTS" text:style-name="Internet_20_link" text:visited-style-name="Visited_20_Internet_20_Link">Exemplo 9-16</text:a>, só que utiliza a cláusula ANY para executar a consulta, conforme mostrado abaixo. <text:a xlink:type="simple" xlink:href="http://pgdocptbr.sourceforge.net/pg80/functions-subquery.html#FTN.AEN16670" office:name="AEN16670" text:style-name="Internet_20_link" text:visited-style-name="Visited_20_Internet_20_Link">[4]</text:a></text:p>
      <text:p text:style-name="Preformatted_20_Text">SELECT nome, CASE WHEN nome = ANY (SELECT nome FROM frutas)</text:p>
      <text:p text:style-name="Preformatted_20_Text"><text:s text:c="18"/>THEN 'sim'</text:p>
      <text:p text:style-name="Preformatted_20_Text"><text:s text:c="18"/>ELSE 'não'</text:p>
      <text:p text:style-name="Preformatted_20_Text"><text:s text:c="13"/>END AS fruta</text:p>
      <text:p text:style-name="P6">FROM alimentos;</text:p>
      <text:p text:style-name="Text_20_body"><text:soft-page-break/>Abaixo está mostrado o resultado da execução do script.</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6"><text:span text:style-name="Example"><text:s/>espinafre | não</text:span></text:p>
      <text:h text:style-name="Heading_20_2" text:outline-level="2" text:is-list-header="true">5. ALL</text:h>
      <text:p text:style-name="P6">expressão operador ALL (subconsulta)</text:p>
      <text:p text:style-name="Text_20_body">O lado direito é uma subconsulta entre parênteses, que deve retornar exatamente uma coluna. A expressão à esquerda é processada e comparada com cada linha do resultado da subconsulta usando o operador especificado, devendo produzir um resultado booleano. O resultado do ALL é "verdade" se o resultado de todas as linhas for verdade (incluindo o caso especial onde a subconsulta não retorna nenhuma linha). O resultado é "falso" se for encontrado algum resultado falso.</text:p>
      <text:p text:style-name="Text_20_body">NOT IN equivale a &lt;&gt; ALL.</text:p>
      <text:p text:style-name="Text_20_body">Deve ser observado que se todas as comparações forem bem-sucedidas, mas pelo menos uma linha da direita gerar nulo como resultado do operador, o resultado da construção ALL será nulo, e não verdade. Isto está de acordo com as regras normais do SQL para combinações booleanas de valores nulos.</text:p>
      <text:p text:style-name="Text_20_body">Do mesmo modo que no EXISTS, não é razoável supor que a subconsulta será processada até o fim.</text:p>
      <text:p text:style-name="P6">construtor_de_linha operador ALL (subconsulta)</text:p>
      <text:p text:style-name="Text_20_body">O lado esquerdo desta forma do ALL é um construtor de linha, conforme descrito na <text:a xlink:type="simple" xlink:href="http://pgdocptbr.sourceforge.net/pg80/sql-expressions.html#SQL-SYNTAX-ROW-CONSTRUCTORS" text:style-name="Internet_20_link" text:visited-style-name="Visited_20_Internet_20_Link">Seção 4.2.11</text:a>. O lado direito é uma subconsulta entre parênteses, que deve retornar exatamente tantas colunas quantas forem as expressões existentes na linha do lado esquerdo. As expressões do lado esquerdo são processadas e comparadas, por toda a largura, com cada linha do resultado da subconsulta utilizando o operador especificado. Atualmente, somente são permitidos os operadores = e &lt;&gt; em construções ALL para toda a largura da linha. O resultado do ALL é "verdade" se todas as linhas da subconsulta forem iguais ou diferentes, respectivamente (incluindo o caso especial onde a subconsulta não retorna nenhuma linha). O resultado será "falso" se não for encontrada nenhuma linha que seja igual ou diferente, respectivamente.</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houver pelo menos um resultado de linha nulo, então o resultado de ALL não poderá ser verdade; será falso ou nulo.</text:p>
      <text:h text:style-name="Heading_20_2" text:outline-level="2" text:is-list-header="true"/>
      <text:h text:style-name="P16" text:outline-level="2">6. Comparação de toda a linha</text:h>
      <text:p text:style-name="P6"><text:bookmark text:name="AEN16712"/>construtor_de_linha operador (subconsulta)</text:p>
      <text:p text:style-name="Text_20_body">O lado esquerdo é um construtor de linha, conforme descrito na <text:a xlink:type="simple" xlink:href="http://pgdocptbr.sourceforge.net/pg80/sql-expressions.html#SQL-SYNTAX-ROW-CONSTRUCTORS" text:style-name="Internet_20_link" text:visited-style-name="Visited_20_Internet_20_Link">Seção 4.2.11</text:a>. O lado direito é uma subconsulta entre parênteses, que deve retornar exatamente tantas colunas quantas forem as expressões existentes na linha do lado esquerdo. Além disso, a subconsulta não pode retornar mais de uma linha (se não retornar nenhuma linha o resultado será considerado nulo). As expressões do lado esquerdo são processadas e comparadas, por toda a largura, com cada linha do resultado da subconsulta. Atualmente, somente são permitidos os operadores = e &lt;&gt; para comparação por toda a largura da linha. O resultado é "verdade" se as duas linhas forem iguais ou diferentes, respectivamente</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text:p>
      <text:h text:style-name="Heading_20_3" text:outline-level="3" text:is-list-header="true">Notas</text:h>
      <table:table table:name="Tabela1" table:style-name="Tabela1">
        <table:table-column table:style-name="Tabela1.A"/>
        <table:table-column table:style-name="Tabela1.B"/>
        <table:table-row>
          <table:table-cell table:style-name="Tabela1.A1" office:value-type="string">
            <text:p text:style-name="P8"><text:a xlink:type="simple" xlink:href="http://pgdocptbr.sourceforge.net/pg80/functions-subquery.html#AEN16543" office:name="FTN.AEN16543" text:style-name="Internet_20_link" text:visited-style-name="Visited_20_Internet_20_Link">[1]</text:a> </text:p>
          </table:table-cell>
          <table:table-cell table:style-name="Tabela1.A1" office:value-type="string">
            <text:p text:style-name="P7">Exemplo escrito pelo tradutor, não fazendo parte do manual original.</text:p>
          </table:table-cell>
        </table:table-row>
        <table:table-row>
          <table:table-cell table:style-name="Tabela1.A1" office:value-type="string">
            <text:p text:style-name="P8"><text:a xlink:type="simple" xlink:href="http://pgdocptbr.sourceforge.net/pg80/functions-subquery.html#AEN16579" office:name="FTN.AEN16579" text:style-name="Internet_20_link" text:visited-style-name="Visited_20_Internet_20_Link">[2]</text:a> </text:p>
          </table:table-cell>
          <table:table-cell table:style-name="Tabela1.A1" office:value-type="string">
            <text:p text:style-name="P7">Exemplo escrito pelo tradutor, não fazendo parte do manual original.</text:p>
          </table:table-cell>
        </table:table-row>
        <table:table-row>
          <table:table-cell table:style-name="Tabela1.A1" office:value-type="string">
            <text:p text:style-name="P8"><text:a xlink:type="simple" xlink:href="http://pgdocptbr.sourceforge.net/pg80/functions-subquery.html#AEN16623" office:name="FTN.AEN16623" text:style-name="Internet_20_link" text:visited-style-name="Visited_20_Internet_20_Link">[3]</text:a> </text:p>
          </table:table-cell>
          <table:table-cell table:style-name="Tabela1.A1" office:value-type="string">
            <text:p text:style-name="P7">SQL Server 2000 — SOME | ANY comparam um valor escalar com o conjunto de valores de uma única coluna. Sintaxe: expressão_escalar { = | &lt; &gt; | ! = | &gt; | &gt; = | ! &gt; | &lt; | &lt; = | ! &lt; } { SOME | ANY } ( subconsulta ). A subconsulta possui o conjunto de resultados de uma coluna, e o mesmo tipo de dado da expressão escalar. SOME e ANY retornam verdade quando a comparação especificada é verdade para qualquer par (expressão_escalar, x), onde x é um valor do conjunto de uma única coluna. Senão retorna falso. <text:a xlink:type="simple" xlink:href="http://msdn.microsoft.com/library/en-us/tsqlref/ts_setu-sus_17jt.asp" office:target-frame-name="_top" xlink:show="replace" text:style-name="Internet_20_link" text:visited-style-name="Visited_20_Internet_20_Link">SOME | ANY</text:a> (N. do T.)</text:p>
          </table:table-cell>
        </table:table-row>
        <table:table-row>
          <table:table-cell table:style-name="Tabela1.A1" office:value-type="string">
            <text:p text:style-name="P8"><text:a xlink:type="simple" xlink:href="http://pgdocptbr.sourceforge.net/pg80/functions-subquery.html#AEN16670" office:name="FTN.AEN16670" text:style-name="Internet_20_link" text:visited-style-name="Visited_20_Internet_20_Link">[4]</text:a> </text:p>
          </table:table-cell>
          <table:table-cell table:style-name="Tabela1.A1" office:value-type="string">
            <text:p text:style-name="P7">Exemplo escrito pelo tradutor, não fazendo parte do manual original.</text:p>
          </table:table-cell>
        </table:table-row>
      </table:table>
      <text:p text:style-name="P4"><text:span text:style-name="Strong_20_Emphasis"/></text:p>
      <text:p text:style-name="P4"><text:span text:style-name="Strong_20_Emphasis"><text:span text:style-name="T1">Fonte: </text:span></text:span><text:a xlink:type="simple" xlink:href="http://pgdocptbr.sourceforge.net/pg80/functions-subquery.html" text:style-name="Internet_20_link" text:visited-style-name="Visited_20_Internet_20_Link"><text:span text:style-name="Strong_20_Emphasis"><text:span text:style-name="T1">http://pgdocptbr.sourceforge.net/pg80/functions-subquery.html</text:span></text:span></text:a><text:span text:style-name="Strong_20_Emphasis"><text:span text:style-name="T1"> </text:span></text:span></text:p>
      <text:p text:style-name="P4"><text:span text:style-name="Strong_20_Emphasis"><text:span text:style-name="T1"/></text:span></text:p>
      <text:p text:style-name="P9"><text:span text:style-name="T6">Sub-consultas</text:span></text:p>
      <text:p text:style-name="P9"/>
      <text:p text:style-name="P9">Tipos de Sub-consultas:</text:p>
      <text:list xml:id="list3159916101433396807" text:style-name="L1">
        <text:list-item>
          <text:p text:style-name="P13">Interna (retorna somente um registro)</text:p>
        </text:list-item>
        <text:list-item>
          <text:p text:style-name="P13">Interna (retorna mais de um registro)</text:p>
        </text:list-item>
        <text:list-item>
          <text:p text:style-name="P13">Interna (retorna mais de um registro e mais de um campo)</text:p>
        </text:list-item>
      </text:list>
      <text:p text:style-name="P9"/>
      <text:p text:style-name="P9"/>
      <text:p text:style-name="P9"><text:soft-page-break/>O resultado do select mais interno serve de base para o select mais externo.</text:p>
      <text:p text:style-name="P9"/>
      <text:p text:style-name="P9">Este tipo tem um bom desempenho.</text:p>
      <text:p text:style-name="P9"/>
      <text:p text:style-name="P9">Uma tabela é consultada e com o retorno será pesquisada a outra.</text:p>
      <text:p text:style-name="P9"/>
      <text:p text:style-name="P9">Pesquisar os produtos com preco maior que o médio.</text:p>
      <text:p text:style-name="P9"/>
      <text:p text:style-name="P9">select produto, preco</text:p>
      <text:p text:style-name="P9"><text:tab/>from produtos</text:p>
      <text:p text:style-name="P9"><text:tab/>where preco &gt; select avg(preco)</text:p>
      <text:p text:style-name="P9"><text:tab/><text:tab/><text:tab/><text:tab/>from produtos;</text:p>
      <text:p text:style-name="P9"/>
      <text:p text:style-name="P9"/>
      <text:p text:style-name="P9">Este exemplo tem baixo desempenho, pois executará o select interno para cada registro e o resultado passa para o select externo.</text:p>
      <text:p text:style-name="P9"/>
      <text:p text:style-name="P9">select codigo, produto, preco</text:p>
      <text:p text:style-name="P9"><text:tab/>from produtos p</text:p>
      <text:p text:style-name="P9"><text:tab/>where preco &gt; select avg(preco_venda)</text:p>
      <text:p text:style-name="P9"><text:tab/><text:tab/><text:tab/><text:tab/>from produtos</text:p>
      <text:p text:style-name="P9"><text:tab/><text:tab/><text:tab/><text:tab/>where codigo = p.codigo;</text:p>
      <text:p text:style-name="P9"/>
      <text:p text:style-name="P9"><text:span text:style-name="T6">Dica</text:span>: não usar order by no select interno.</text:p>
      <text:p text:style-name="P9"/>
      <text:p text:style-name="P9">Somente devemos usar um único order by em toda a consulta e este no select externo.</text:p>
      <text:p text:style-name="P9"/>
      <text:p text:style-name="P9">select codigo, produto, preco from produtos</text:p>
      <text:p text:style-name="P9"><text:tab/>where codigo = select codigo from produtos</text:p>
      <text:p text:style-name="P9"><text:tab/><text:tab/><text:tab/><text:tab/>where cod_venda = 2</text:p>
      <text:p text:style-name="P9"><text:tab/><text:tab/><text:tab/><text:tab/>and valor &gt; select preco from produtos where cod_venda=2;</text:p>
      <text:p text:style-name="P9"/>
      <text:p text:style-name="P9"/>
      <text:p text:style-name="P11"/>
      <text:p text:style-name="P11">Sub-consulta na cláusula HAVING</text:p>
      <text:p text:style-name="P9"/>
      <text:p text:style-name="P9">select codigo min(preco)</text:p>
      <text:p text:style-name="P9"><text:tab/>from produtos</text:p>
      <text:p text:style-name="P9"><text:tab/>group by codigo</text:p>
      <text:p text:style-name="P9"><text:tab/>having min(preco) &gt;</text:p>
      <text:p text:style-name="P9"><text:tab/><text:tab/>select preco from produtos where cod_ven = 6;</text:p>
      <text:p text:style-name="P9"/>
      <text:p text:style-name="P9"/>
      <text:p text:style-name="P11">Sub-consultas com EXISTS</text:p>
      <text:p text:style-name="P9"/>
      <text:p text:style-name="P9">Só mostra o resultado se o select interno retornar um ou mais registros.</text:p>
      <text:p text:style-name="P9"/>
      <text:p text:style-name="P9">select cod_fornecedor, fornecedor from fonecedores</text:p>
      <text:p text:style-name="P9"><text:soft-page-break/><text:tab/>where exists select * from produtos</text:p>
      <text:p text:style-name="P9"><text:tab/>where produtos.cod_fornecedor = fornecedores.cod_fornecedor;</text:p>
      <text:p text:style-name="P9"/>
      <text:p text:style-name="P9">Caso o select interno retorne:</text:p>
      <text:p text:style-name="P9"/>
      <text:p text:style-name="P9">0 registro – false</text:p>
      <text:p text:style-name="P9">&gt;= 1 registro – true</text:p>
      <text:p text:style-name="P9"/>
      <text:p text:style-name="P9"/>
      <text:p text:style-name="P11">Sub-consulta de Múltiplas linhas</text:p>
      <text:p text:style-name="P9"/>
      <text:p text:style-name="P9">O operador deve ser operador de grupo, como: IN, ANY ou ALL.</text:p>
      <text:p text:style-name="P11"/>
      <text:p text:style-name="P11">IN</text:p>
      <text:p text:style-name="P9"/>
      <text:p text:style-name="P9">Saber que produtos tem preço igual ou menor que o preço de cada fornecedor.</text:p>
      <text:p text:style-name="P9"/>
      <text:p text:style-name="P9">1o) select min(preco) from produtos</text:p>
      <text:p text:style-name="P9"><text:tab/>group by codigo_fornecedor;</text:p>
      <text:p text:style-name="P9"/>
      <text:p text:style-name="P9">Supor retorno de: 3, 8, 5</text:p>
      <text:p text:style-name="P9"/>
      <text:p text:style-name="P9">2o) Com os valores do retorno anterior</text:p>
      <text:p text:style-name="P9">select codigo, nome, preco</text:p>
      <text:p text:style-name="P9"><text:tab/>from produtos</text:p>
      <text:p text:style-name="P9"><text:tab/>where preco in(3,8,5);</text:p>
      <text:p text:style-name="P9"/>
      <text:p text:style-name="P9">Ou</text:p>
      <text:p text:style-name="P9"/>
      <text:p text:style-name="P9">select codigo, nome, preco</text:p>
      <text:p text:style-name="P9"><text:tab/>from produtos</text:p>
      <text:p text:style-name="P9"><text:tab/>where preco in</text:p>
      <text:p text:style-name="P9"><text:tab/><text:tab/>select min(preco)</text:p>
      <text:p text:style-name="P9"><text:tab/><text:tab/><text:tab/>from produtos</text:p>
      <text:p text:style-name="P9"><text:tab/><text:tab/><text:tab/>group by codigo_fornecedor;</text:p>
      <text:p text:style-name="P9"/>
      <text:p text:style-name="P9"/>
      <text:p text:style-name="P11"/>
      <text:p text:style-name="P11">ANY</text:p>
      <text:p text:style-name="P9"/>
      <text:p text:style-name="P9">select codigo, nome, preco</text:p>
      <text:p text:style-name="P9"><text:tab/>from produtos</text:p>
      <text:p text:style-name="P9"><text:tab/>where preco &lt; ANY</text:p>
      <text:p text:style-name="P9"><text:tab/><text:tab/>select avg(preco)</text:p>
      <text:p text:style-name="P9"><text:tab/><text:tab/><text:tab/>from produtos</text:p>
      <text:p text:style-name="P9"><text:tab/><text:tab/><text:tab/>group by codigo_fornecedor;</text:p>
      <text:p text:style-name="P9"/>
      <text:p text:style-name="P9"/>
      <text:p text:style-name="P11"><text:soft-page-break/>Sub-consultas com múltiplos campos</text:p>
      <text:p text:style-name="P9"/>
      <text:p text:style-name="P9">Geralmente é lenta.</text:p>
      <text:p text:style-name="P9"/>
      <text:p text:style-name="P9">select codigo, nome, codigo_fornecedor, codigo_venda</text:p>
      <text:p text:style-name="P9"><text:tab/>from produtos</text:p>
      <text:p text:style-name="P9"><text:tab/>where codigo_fornecedor != codigo_venda IN</text:p>
      <text:p text:style-name="P9"><text:tab/><text:tab/>select codigo_fornecedor, codigo_venda </text:p>
      <text:p text:style-name="P9"><text:tab/><text:tab/><text:tab/>from produtos</text:p>
      <text:p text:style-name="P9"><text:tab/><text:tab/><text:tab/>group by codigo_fornecedor;</text:p>
      <text:p text:style-name="P9"/>
      <text:p text:style-name="P10"><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DejaVuSans" style:font-family-asian="DejaVuSan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CRONYM" style:family="text"/>
    <style:style style:name="User_20_Entry" style:display-name="User Entry"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129b1e" style:font-style-asian="italic" style:font-style-complex="italic"/>
    </style:style>
    <style:style style:name="MT4" style:family="text"/>
    <style:style style:name="MT5" style:family="text">
      <style:text-properties officeooo:rsid="00129b1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9</text:page-number></text:span><text:span text:style-name="MT1">/</text:span><text:span text:style-name="MT1"><text:page-count>9</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10:05:18.297423956</dc:date>
    <meta:editing-cycles>50</meta:editing-cycles>
    <meta:editing-duration>PT51M18S</meta:editing-duration>
    <meta:document-statistic meta:table-count="1" meta:image-count="0" meta:object-count="0" meta:page-count="9" meta:paragraph-count="178" meta:word-count="2603" meta:character-count="16322" meta:non-whitespace-character-count="13631"/>
    <meta:user-defined meta:name="Info 1"/>
    <meta:user-defined meta:name="Info 2"/>
    <meta:user-defined meta:name="Info 3"/>
    <meta:user-defined meta:name="Info 4"/>
  </office:meta>
</office:document-meta>
</file>